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801991B1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Gentium Book Basic" svg:font-family="'Gentium Book Basic'" style:font-pitch="variable"/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3.001cm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36cm" fo:min-width="2.301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65cm" fo:min-width="2.6cm"/>
    </style:style>
    <style:style style:name="P1" style:family="paragraph">
      <style:text-properties style:font-name="TeX Gyre Adventor" fo:font-size="36pt" style:font-size-asian="36pt" style:font-size-complex="36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Gentium Book Basic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ndale Mono" fo:font-size="14pt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style:font-name="Andale Mono" fo:font-size="13pt" style:font-size-asian="13pt" style:font-size-complex="1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style:font-name="Gentium Book Basic" fo:font-size="14pt" style:font-size-asian="14pt" style:font-size-complex="14pt"/>
    </style:style>
    <style:style style:name="P10" style:family="paragraph">
      <style:paragraph-properties fo:text-align="center"/>
      <style:text-properties style:font-name="Andale Mono" fo:font-size="12pt" style:font-size-asian="12pt" style:font-size-complex="1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style:font-name="TeX Gyre Adventor" fo:font-size="24pt" style:font-size-asian="24pt" style:font-size-complex="24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style:font-name="TeX Gyre Adventor" fo:font-size="18pt" style:font-size-asian="18pt" style:font-size-complex="18pt"/>
    </style:style>
    <style:style style:name="T1" style:family="text">
      <style:text-properties style:font-name="TeX Gyre Adventor" fo:font-size="36pt" style:font-size-asian="36pt" style:font-size-complex="36pt"/>
    </style:style>
    <style:style style:name="T2" style:family="text">
      <style:text-properties style:font-name="Gentium Book Basic" fo:font-size="12pt" style:font-size-asian="12pt" style:font-size-complex="12pt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style:font-name="Gentium Book Basic" fo:font-size="14pt" style:font-size-asian="14pt" style:font-size-complex="14pt"/>
    </style:style>
    <style:style style:name="T5" style:family="text">
      <style:text-properties style:font-name="Andale Mono" fo:font-size="12pt" style:font-size-asian="12pt" style:font-size-complex="12pt"/>
    </style:style>
    <style:style style:name="T6" style:family="text">
      <style:text-properties style:font-name="TeX Gyre Adventor" fo:font-size="24pt" style:font-size-asian="24pt" style:font-size-complex="24pt"/>
    </style:style>
    <style:style style:name="T7" style:family="text">
      <style:text-properties style:font-name="TeX Gyre Adventor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ortfolio_5f_img">
        <draw:frame draw:style-name="gr1" draw:text-style-name="P1" draw:layer="layout" svg:width="7.195cm" svg:height="2.105cm" svg:x="0.2cm" svg:y="0.195cm">
          <draw:text-box>
            <text:p><text:span text:style-name="T1">CanCoast </text:span></text:p>
          </draw:text-box>
        </draw:frame>
        <draw:frame draw:style-name="gr1" draw:text-style-name="P3" draw:layer="layout" svg:width="2.344cm" svg:height="0.738cm" svg:x="0.556cm" svg:y="3.9cm">
          <draw:text-box>
            <text:p text:style-name="P2"><text:span text:style-name="T2">Label Text</text:span></text:p>
          </draw:text-box>
        </draw:frame>
        <draw:frame draw:style-name="gr2" draw:text-style-name="P4" draw:layer="layout" svg:width="12.697cm" svg:height="10.157cm" svg:x="15.1cm" svg:y="7.2cm">
          <draw:image xlink:href="Pictures/10000000000001E0000001801991B1CC.png" xlink:type="simple" xlink:show="embed" xlink:actuate="onLoad">
            <text:p/>
          </draw:image>
        </draw:frame>
        <draw:custom-shape draw:style-name="gr3" draw:text-style-name="P5" draw:layer="layout" svg:width="3.5cm" svg:height="1.6cm" svg:x="4.7cm" svg:y="11.7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7" draw:layer="layout" svg:width="2.703cm" svg:height="0.768cm" svg:x="5.1cm" svg:y="12.332cm">
          <draw:text-box>
            <text:p text:style-name="P6"><text:span text:style-name="T3">CanCoast</text:span></text:p>
          </draw:text-box>
        </draw:frame>
        <draw:frame draw:style-name="gr1" draw:text-style-name="P3" draw:layer="layout" svg:width="3.508cm" svg:height="0.738cm" svg:x="4.792cm" svg:y="13.562cm">
          <draw:text-box>
            <text:p text:style-name="P2"><text:span text:style-name="T2">PostGIS database</text:span></text:p>
          </draw:text-box>
        </draw:frame>
        <draw:frame draw:style-name="gr1" draw:text-style-name="P9" draw:layer="layout" svg:width="2.598cm" svg:height="0.823cm" svg:x="0.4cm" svg:y="3.277cm">
          <draw:text-box>
            <text:p text:style-name="P8"><text:span text:style-name="T4">Body Text</text:span></text:p>
          </draw:text-box>
        </draw:frame>
        <draw:custom-shape draw:style-name="gr4" draw:text-style-name="P10" draw:layer="layout" svg:width="2.8cm" svg:height="1.6cm" svg:x="22.6cm" svg:y="4cm">
          <text:p text:style-name="P4"><text:span text:style-name="T5">Literature</text:span></text:p>
          <text:p text:style-name="P4"><text:span text:style-name="T5">Review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0" draw:layer="layout" svg:width="3.1cm" svg:height="2.9cm" svg:x="9.1cm" svg:y="7.9cm">
          <text:p text:style-name="P4"><text:span text:style-name="T5">CanCoast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2" draw:layer="layout" svg:width="15.137cm" svg:height="1.487cm" svg:x="0.3cm" svg:y="1.9cm">
          <draw:text-box>
            <text:p text:style-name="P11"><text:span text:style-name="T6">Coastal sensitivity index for Canada</text:span></text:p>
          </draw:text-box>
        </draw:frame>
        <draw:frame draw:style-name="gr1" draw:text-style-name="P14" draw:layer="layout" svg:width="5.476cm" svg:height="1.179cm" svg:x="19.5cm" svg:y="1.3cm">
          <draw:text-box>
            <text:p text:style-name="P13"><text:span text:style-name="T7">Literature review</text:span></text:p>
          </draw:text-box>
        </draw:frame>
        <draw:frame draw:style-name="gr1" draw:text-style-name="P14" draw:layer="layout" svg:width="5.887cm" svg:height="1.179cm" svg:x="1.4cm" svg:y="6.1cm">
          <draw:text-box>
            <text:p text:style-name="P13"><text:span text:style-name="T7">GIS program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Gentium Book Basic" svg:font-family="'Gentium Book Basic'" style:font-pitch="variable"/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ortfolio_5f_img" style:display-name="Portfolio_im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4T10:51:45.180583280</meta:creation-date>
    <dc:date>2016-05-14T11:36:54.768899069</dc:date>
    <meta:editing-duration>PT7S</meta:editing-duration>
    <meta:editing-cycles>1</meta:editing-cycles>
    <meta:document-statistic meta:object-count="12"/>
    <meta:generator>LibreOffice/4.3.3.2$Linux_X86_64 LibreOffice_project/430m0$Build-2</meta:generator>
  </office:meta>
</office:document-meta>
</file>